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style:font-face style:name="var ff-mono" svg:font-family="'var ff-mono'"/>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rsid="001c7da4" officeooo:paragraph-rsid="001c7da4"/>
    </style:style>
    <style:style style:name="P5" style:family="paragraph" style:parent-style-name="Heading_20_1">
      <style:paragraph-properties fo:break-before="page"/>
      <style:text-properties officeooo:paragraph-rsid="001edf61"/>
    </style:style>
    <style:style style:name="P6" style:family="paragraph" style:parent-style-name="Text_20_body">
      <style:text-properties officeooo:rsid="001847bc" officeooo:paragraph-rsid="001847bc"/>
    </style:style>
    <style:style style:name="P7" style:family="paragraph" style:parent-style-name="Text_20_body" style:list-style-name="L1">
      <style:text-properties officeooo:rsid="001847bc" officeooo:paragraph-rsid="001847bc"/>
    </style:style>
    <style:style style:name="P8" style:family="paragraph" style:parent-style-name="Text_20_body">
      <style:text-properties officeooo:rsid="001b408e" officeooo:paragraph-rsid="001847bc"/>
    </style:style>
    <style:style style:name="P9" style:family="paragraph" style:parent-style-name="Text_20_body">
      <style:text-properties officeooo:rsid="001c7da4" officeooo:paragraph-rsid="001c7da4"/>
    </style:style>
    <style:style style:name="P10" style:family="paragraph" style:parent-style-name="Text_20_body" style:list-style-name="L2">
      <style:text-properties officeooo:rsid="001c7da4" officeooo:paragraph-rsid="001c7da4"/>
    </style:style>
    <style:style style:name="P11" style:family="paragraph" style:parent-style-name="Text_20_body">
      <style:text-properties officeooo:paragraph-rsid="001c7da4"/>
    </style:style>
    <style:style style:name="P12" style:family="paragraph" style:parent-style-name="Text_20_body">
      <style:text-properties officeooo:rsid="001e75b2" officeooo:paragraph-rsid="001e75b2"/>
    </style:style>
    <style:style style:name="P13" style:family="paragraph" style:parent-style-name="Text_20_body">
      <style:text-properties officeooo:paragraph-rsid="001e75b2"/>
    </style:style>
    <style:style style:name="P14" style:family="paragraph" style:parent-style-name="Text_20_body">
      <style:text-properties officeooo:rsid="001edf61" officeooo:paragraph-rsid="001edf61"/>
    </style:style>
    <style:style style:name="P15" style:family="paragraph" style:parent-style-name="Text_20_body">
      <style:text-properties officeooo:rsid="000c974d" officeooo:paragraph-rsid="001edf61"/>
    </style:style>
    <style:style style:name="P16" style:family="paragraph">
      <style:paragraph-properties fo:text-align="center"/>
    </style:style>
    <style:style style:name="P17" style:family="paragraph">
      <loext:graphic-properties draw:fill-color="#ffffff"/>
      <style:paragraph-properties fo:text-align="center"/>
    </style:style>
    <style:style style:name="P18" style:family="paragraph">
      <loext:graphic-properties draw:fill-color="#ffffff"/>
    </style:style>
    <style:style style:name="P19" style:family="paragraph">
      <style:paragraph-properties fo:margin-left="0cm" fo:margin-right="0cm" fo:text-indent="0cm">
        <style:tab-stops/>
      </style:paragraph-properties>
    </style:style>
    <style:style style:name="P20" style:family="paragraph">
      <loext:graphic-properties draw:fill-color="#ffffff"/>
      <style:paragraph-properties fo:margin-left="0cm" fo:margin-right="0cm" fo:text-indent="0cm">
        <style:tab-stops/>
      </style:paragraph-properties>
    </style:style>
    <style:style style:name="P21" style:family="paragraph">
      <loext:graphic-properties draw:fill="none" draw:fill-color="#ffffff"/>
    </style:style>
    <style:style style:name="T1" style:family="text">
      <style:text-properties officeooo:rsid="001e75b2"/>
    </style:style>
    <style:style style:name="T2" style:family="text">
      <style:text-properties fo:font-variant="normal" fo:text-transform="none" style:font-name="Liberation Serif" fo:letter-spacing="normal" fo:font-style="normal" fo:font-weight="normal" officeooo:rsid="001e75b2" fo:background-color="transparent" loext:char-shading-value="0" loext:padding="0cm" loext:border="none"/>
    </style:style>
    <style:style style:name="T3" style:family="text">
      <style:text-properties style:font-name="Liberation Serif" officeooo:rsid="001e75b2"/>
    </style:style>
    <style:style style:name="T4" style:family="text">
      <style:text-properties officeooo:rsid="000f4df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style:run-through="background"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1.588cm" fo:min-width="4.761cm" style:run-through="background"/>
      <style:paragraph-properties style:writing-mode="lr-tb"/>
    </style:style>
    <style:style style:name="gr3" style:family="graphic">
      <style:graphic-properties draw:fill-color="#ffffff" draw:textarea-horizontal-align="justify" draw:textarea-vertical-align="middle" draw:auto-grow-height="true" fo:min-height="0cm" fo:min-width="0cm" style:run-through="background"/>
      <style:paragraph-properties style:writing-mode="lr-tb"/>
    </style:style>
    <style:style style:name="gr4" style:family="graphic">
      <style:graphic-properties draw:fill-color="#ffffff" draw:textarea-horizontal-align="justify" draw:textarea-vertical-align="middle" draw:auto-grow-height="false" fo:min-height="1.6cm" fo:min-width="5.17cm" style:run-through="background"/>
      <style:paragraph-properties style:writing-mode="lr-tb"/>
    </style:style>
    <style:style style:name="gr5" style:family="graphic">
      <style:graphic-properties draw:fill-color="#ffffff" draw:textarea-horizontal-align="justify" draw:textarea-vertical-align="middle" draw:auto-grow-height="false" fo:min-height="1.168cm" fo:min-width="3.863cm" style:run-through="background"/>
      <style:paragraph-properties style:writing-mode="lr-tb"/>
    </style:style>
    <style:style style:name="gr6" style:family="graphic">
      <style:graphic-properties draw:textarea-horizontal-align="justify" draw:textarea-vertical-align="middle" draw:auto-grow-height="false" fo:min-height="0.968cm" fo:min-width="0.325cm" style:run-through="background"/>
    </style:style>
    <style:style style:name="gr7" style:family="graphic">
      <style:graphic-properties draw:textarea-horizontal-align="justify" draw:textarea-vertical-align="middle" draw:auto-grow-height="false" fo:min-height="1.027cm" fo:min-width="0.349cm" style:run-through="background"/>
    </style:style>
    <style:style style:name="gr8" style:family="graphic">
      <style:graphic-properties draw:stroke="none" svg:stroke-color="#000000" draw:fill="none" draw:fill-color="#ffffff" fo:min-height="0.577cm" style:run-through="background"/>
      <style:paragraph-properties style:writing-mode="lr-tb"/>
    </style:style>
    <style:style style:name="gr9" style:family="graphic">
      <style:graphic-properties style:run-through="background"/>
    </style:style>
    <style:style style:name="gr10" style:family="graphic">
      <style:graphic-properties draw:textarea-horizontal-align="justify" draw:textarea-vertical-align="middle" draw:auto-grow-height="false" fo:min-height="0.362cm" fo:min-width="2.337cm" style:run-through="background"/>
    </style:style>
    <style:style style:name="gr11" style:family="graphic">
      <style:graphic-properties style:run-through="foreground"/>
    </style:style>
    <style:style style:name="gr12" style:family="graphic">
      <style:graphic-properties draw:fill-color="#ffffff" draw:textarea-horizontal-align="justify" draw:textarea-vertical-align="middle" draw:auto-grow-height="false" fo:min-height="1.588cm" fo:min-width="4.761cm" style:run-through="foreground"/>
      <style:paragraph-properties style:writing-mode="lr-tb"/>
    </style:style>
    <style:style style:name="gr13" style:family="graphic">
      <style:graphic-properties draw:textarea-horizontal-align="justify" draw:textarea-vertical-align="middle" draw:auto-grow-height="false" fo:min-height="0.242cm" fo:min-width="1.852cm" style:run-through="foreground"/>
    </style:style>
    <style:style style:name="gr14" style:family="graphic">
      <style:graphic-properties draw:stroke="none" svg:stroke-color="#000000" draw:fill="none" draw:fill-color="#ffffff" fo:min-height="0.487cm" style:run-through="foreground"/>
      <style:paragraph-properties style:writing-mode="lr-tb"/>
    </style:style>
    <style:style style:name="gr15" style:family="graphic">
      <style:graphic-properties draw:fill-color="#ffffff" draw:textarea-horizontal-align="justify" draw:textarea-vertical-align="middle" draw:auto-grow-height="false" fo:min-height="1.6cm" fo:min-width="1.896cm" style:run-through="background"/>
      <style:paragraph-properties style:writing-mode="lr-tb"/>
    </style:style>
    <style:style style:name="gr16" style:family="graphic">
      <style:graphic-properties draw:textarea-vertical-align="middle" draw:auto-grow-height="false" fo:min-height="1.797cm" fo:min-width="3.009cm" style:run-through="foreground"/>
    </style:style>
    <style:style style:name="gr17" style:family="graphic">
      <style:graphic-properties draw:textarea-vertical-align="middle" draw:auto-grow-height="false" fo:min-height="2.053cm" fo:min-width="3.00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ALISI TECNICA UPDATEVERSION</text:p>
      <text:p text:style-name="Text_20_body"/>
      <text:p text:style-name="Text_20_body"/>
      <text:p text:style-name="Text_20_body"/>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Indice generale</text:p>
          </text:index-title>
          <text:p text:style-name="P1"><text:a xlink:type="simple" xlink:href="#__RefHeading___Toc406_1250516067" text:style-name="Index_20_Link" text:visited-style-name="Index_20_Link">Descrizione applicativo<text:tab/>3</text:a></text:p>
          <text:p text:style-name="P1"><text:a xlink:type="simple" xlink:href="#__RefHeading___Toc408_1250516067" text:style-name="Index_20_Link" text:visited-style-name="Index_20_Link">IL PROGETTO<text:tab/>4</text:a></text:p>
          <text:p text:style-name="P1"><text:a xlink:type="simple" xlink:href="#__RefHeading___Toc410_1250516067" text:style-name="Index_20_Link" text:visited-style-name="Index_20_Link">Diagramma di flusso<text:tab/>5</text:a></text:p>
          <text:p text:style-name="P1"><text:a xlink:type="simple" xlink:href="#__RefHeading___Toc412_1250516067" text:style-name="Index_20_Link" text:visited-style-name="Index_20_Link">Step Run app<text:tab/>6</text:a></text:p>
        </text:index-body>
      </text:table-of-content>
      <text:p text:style-name="Text_20_body"/>
      <text:h text:style-name="P3" text:outline-level="1"><text:bookmark-start text:name="__RefHeading___Toc406_1250516067"/>DESCRIZIONE APPLICATIVO<text:bookmark-end text:name="__RefHeading___Toc406_1250516067"/></text:h>
      <text:p text:style-name="P6">L’applicazione dovrà modificare la versioni presenti nel progetto in modo da poter effettuare il rilascio in application. </text:p>
      <text:p text:style-name="P6">Le versioni da modificare sono: </text:p>
      <text:list xml:id="list1858505735" text:style-name="L1">
        <text:list-item>
          <text:p text:style-name="P7">All’interno del parent pom</text:p>
        </text:list-item>
        <text:list-item>
          <text:p text:style-name="P7">all’interno dei package-info nel modulo core</text:p>
        </text:list-item>
      </text:list>
      <text:p text:style-name="P6">Le versioni verranno modificate usando le info all’interno del file di configurazione presente nella cartella del jar. Se questo non presente l’applicativo dovrà provvedere alla creazione di un file di configurazione in cui i valori dei campi risultino vuoti. </text:p>
      <text:h text:style-name="P4" text:outline-level="1"><text:bookmark-start text:name="__RefHeading___Toc408_1250516067"/>IL PROGETTO<text:bookmark-end text:name="__RefHeading___Toc408_1250516067"/></text:h>
      <text:p text:style-name="P11"/>
      <text:p text:style-name="P9">Per il progettto si usera maven alla versione 3,6,3 con java versione 15</text:p>
      <text:p text:style-name="P9">il progettto sarà suddiviso in prima stesura in 3 moduli:</text:p>
      <text:list xml:id="list3524060263" text:style-name="L2">
        <text:list-item>
          <text:p text:style-name="P10">common: contenente i bean su cui andremo a lavorare</text:p>
        </text:list-item>
        <text:list-item>
          <text:p text:style-name="P10">utility: contenente tutte le utility attte a modificare i bean</text:p>
        </text:list-item>
        <text:list-item>
          <text:p text:style-name="P10">mainApp: la parte eseguibile dell’ìapplicativo</text:p>
        </text:list-item>
      </text:list>
      <text:h text:style-name="P5" text:outline-level="1"><text:bookmark-start text:name="__RefHeading___Toc410_1250516067"/>DIAGRAMMA DI FLUSSO <text:bookmark-end text:name="__RefHeading___Toc410_1250516067"/></text:h>
      <text:p text:style-name="P6"/>
      <text:p text:style-name="P6"><draw:g text:anchor-type="char" draw:z-index="0" draw:name="DrawObject1" draw:style-name="gr1"><draw:custom-shape draw:name="Forma 1" draw:style-name="gr2" draw:text-style-name="P17" svg:width="4.931cm" svg:height="1.758cm" svg:x="0.854cm" svg:y="-0.067cm"><text:p text:style-name="P16">Star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 3" draw:style-name="gr2" draw:text-style-name="P18" svg:width="4.931cm" svg:height="1.758cm" svg:x="1.118cm" svg:y="11.684cm"><text:p>Modifico il parent po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 4" draw:style-name="gr3" draw:text-style-name="P20" svg:width="5.797cm" svg:height="1.079cm" svg:x="0.991cm" svg:y="9.428cm"><text:p text:style-name="P19">Inserisco le info nell’oggetto java</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 8" draw:style-name="gr4" draw:text-style-name="P18" svg:width="5.344cm" svg:height="1.773cm" svg:x="0.97cm" svg:y="6.375cm"><text:p>Ricavo le info dal file setiing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 10" draw:style-name="gr5" draw:text-style-name="P18" svg:width="7.723cm" svg:height="2.333cm" svg:x="-0.711cm" svg:y="2.796cm"><text:p>Check esistenza file settings</text:p><draw:enhanced-geometry svg:viewBox="0 0 21600 21600" draw:glue-points="10800 0 0 10800 10800 21600 21600 10800" draw:text-areas="5400 5400 16200 16200" draw:type="diamond" draw:enhanced-path="M 10800 0 L 21600 10800 10800 21600 0 10800 10800 0 Z N"/></draw:custom-shape><draw:custom-shape draw:name="Forma 9" draw:style-name="gr6" svg:width="0.65cm" svg:height="1.107cm" svg:x="2.778cm" svg:y="1.67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Forma 11" draw:style-name="gr7" svg:width="0.698cm" svg:height="1.174cm" svg:x="2.803cm" svg:y="5.1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name="Cornice di testo 1" draw:style-name="gr8" draw:text-style-name="P21" svg:width="1.228cm" svg:height="0.578cm" svg:x="3.619cm" svg:y="5.609cm"><draw:text-box><text:p>ok</text:p></draw:text-box></draw:frame><draw:custom-shape draw:name="Forma 15" draw:style-name="gr7" svg:width="0.698cm" svg:height="1.174cm" svg:x="2.97cm" svg:y="8.1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Forma 16" draw:style-name="gr7" svg:width="0.698cm" svg:height="1.174cm" svg:x="2.995cm" svg:y="10.5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name="DrawObject1" draw:style-name="gr9"><draw:custom-shape draw:name="Forma 5" draw:style-name="gr2" draw:text-style-name="P18" svg:width="4.931cm" svg:height="1.758cm" svg:x="8.837cm" svg:y="11.516cm"><text:p>Modifica package-info.jav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 17" draw:style-name="gr10" svg:width="2.671cm" svg:height="0.722cm" svg:x="6.048cm" svg:y="12.1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draw:name="Forma 2" draw:style-name="gr4" draw:text-style-name="P18" svg:width="5.344cm" svg:height="1.773cm" svg:x="9.149cm" svg:y="6.629cm"><text:p>Popup con messaggi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 6" draw:style-name="gr7" svg:width="0.698cm" svg:height="1.174cm" svg:x="10.982cm" svg:y="5.14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name="DrawObject2" draw:style-name="gr11"><draw:custom-shape draw:name="Forma 7" draw:style-name="gr12" draw:text-style-name="P18" svg:width="4.931cm" svg:height="1.758cm" svg:x="9.273cm" svg:y="3.364cm"><text:p>Genera filesettings vuoto</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 12" draw:style-name="gr13" svg:width="2.117cm" svg:height="0.482cm" svg:x="7.156cm" svg:y="4.0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Cornice di testo 2" draw:style-name="gr14" draw:text-style-name="P21" svg:width="1.227cm" svg:height="0.489cm" svg:x="7.156cm" svg:y="3.582cm"><draw:text-box><text:p>ko</text:p></draw:text-box></draw:frame></draw:g><draw:custom-shape draw:name="Forma 13" draw:style-name="gr15" draw:text-style-name="P18" svg:width="2.07cm" svg:height="1.773cm" svg:x="13.695cm" svg:y="9.227cm"><text:p>exi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 14" draw:style-name="gr16" draw:text-style-name="P16" svg:width="3.008cm" svg:height="1.796cm" svg:x="11.673cm" svg:y="10.359cm"><text:p/><draw:enhanced-geometry svg:viewBox="0 0 21600 21600" draw:text-areas="0 0 21600 21600" draw:type="circular-arrow" draw:modifiers="180 -98.9235890970348 6040.135776765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 18" draw:style-name="gr17" draw:text-style-name="P16" svg:width="3.008cm" svg:height="2.052cm" svg:x="11.312cm" svg:y="7.678cm"><text:p/><draw:enhanced-geometry svg:viewBox="0 0 21600 21600" draw:text-areas="0 0 21600 21600" draw:mirror-vertical="true" draw:type="circular-arrow" draw:modifiers="-173.477858481701 -80.319969028727 7831.0855915605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6"/>
      <text:p text:style-name="P6"/>
      <text:p text:style-name="P6"/>
      <text:p text:style-name="P6"/>
      <text:p text:style-name="P6"/>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8"/>
      <text:p text:style-name="P8"/>
      <text:h text:style-name="P4" text:outline-level="1"><text:bookmark-start text:name="__RefHeading___Toc412_1250516067"/>STEP RUN APP<text:bookmark-end text:name="__RefHeading___Toc412_1250516067"/></text:h>
      <text:p text:style-name="P9">Il primo step allo start dell’applicazione sarà il check sulla presenza del file di settings.</text:p>
      <text:p text:style-name="P9">Il file di settings (il cui nopme dovrà essere settings.xml) è un file xml contenete dentro le informazioni relative al funzionamento dell’applicativo.</text:p>
      <text:p text:style-name="P9">Nel caso in cui questo non fosse presente verrà creato un template con valoiri vuoti che potrà essere compilato per una successiva riesecuzione dell’applicativo.</text:p>
      <text:p text:style-name="P15"/>
      <text:p text:style-name="P14"/>
      <text:p text:style-name="P12">Nel caso in cui il file fosse presente allora questo dovrà essereletto e le info trasferite all’interno del bean adeguato. </text:p>
      <text:p text:style-name="P13"><text:span text:style-name="T1">Dalla proprietà root presente nel file sopra verrà innanzitutto modificata la versione del parent pom trasformandolo in un oggetto. Per far ciò useremo i metodi </text:span><text:span text:style-name="T3">M</text:span><text:span text:style-name="Source_20_Text"><text:span text:style-name="T2">avenXpp3Reader, MavenXpp3Writer presenti i <text:s/>org.apache.maven.model.io.xpp3.</text:span></text:span></text:p>
      <text:p text:style-name="P13"><text:span text:style-name="Source_20_Text"><text:span text:style-name="T2"/></text:span></text:p>
      <text:p text:style-name="P13"><text:span text:style-name="Source_20_Text"><text:span text:style-name="T2">A questo punto andremo a ricavare la lista dei file package-info.java per ogni mopdulo presente all’interno del file settings.</text:span></text:span></text:p>
      <text:p text:style-name="P13"><text:span text:style-name="Source_20_Text"><text:span text:style-name="T2">Per ogni file basterà creare una lista ew ciclando sui suoi elementi andare a modificare la riga in cuipresente l’annotation @Version(x.y.z), in cui x.y.z rappresenta la versione attuale, con il valore della nujova versione. </text:span></text:span></text:p>
      <text:p text:style-name="P13"><text:span text:style-name="Source_20_Text"><text:span text:style-name="T2"/></text:span></text:p>
      <text:p text:style-name="P13"><text:span text:style-name="Source_20_Text"><text:span text:style-name="T2">Generare un popup di avvenuta modifica senza errori. </text:span></text:span></text:p>
      <text:p text:style-name="P13"><text:span text:style-name="Source_20_Text"><text:span text:style-name="T2"/></text:span></text:p>
      <text:p text:style-name="P13"><text:span text:style-name="Source_20_Text"><text:span text:style-name="T2"><text:s/></text:span></text:span></text:p>
      <text:p text:style-name="P1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11:12:21.259000000</meta:creation-date>
    <meta:generator>LibreOffice/7.3.2.2$Windows_X86_64 LibreOffice_project/49f2b1bff42cfccbd8f788c8dc32c1c309559be0</meta:generator>
    <dc:date>2022-05-09T16:28:55.760000000</dc:date>
    <meta:editing-duration>PT19M38S</meta:editing-duration>
    <meta:editing-cycles>2</meta:editing-cycles>
    <meta:document-statistic meta:table-count="0" meta:image-count="0" meta:object-count="0" meta:page-count="6" meta:paragraph-count="30" meta:word-count="324" meta:character-count="2134" meta:non-whitespace-character-count="1833"/>
  </office:meta>
</office:document-meta>
</file>